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9">A wrought iron gate was lifted, and then a second. Inside the mott yard even more provisions these of a </text:span><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9">not see it as the message of the gods we do. <text:line-break/><text:line-break/>The captain blinked. He was rapidly trying to make sense, to acclimate to this new change in the many </text:span><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soft-page-break/></text:p>
      <text:p text:style-name="P4">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text:soft-page-break/>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text:soft-page-break/></text:p>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text:soft-page-break/>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4">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4"/>
      <text:p text:style-name="P4">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4"/>
      <text:p text:style-name="P4">Arthur was gone. He'd taken a bagful of tools, and slipped them into the pockets and pouches that lined the outside and in of the filthy brown trench coat he wore. Laura had asked him where he was going- but he just said out. </text:p>
      <text:p text:style-name="P4"><text:soft-page-break/>What about my pigs- and the ribbon ceremonies? <text:line-break/><text:line-break/>“Delayed. I put a manditory decontamination on your pen's. No one will know you're gone or be suspicious of that.” And with that he'd shimmyed down the tunnel and out the doors. </text:p>
      <text:p text:style-name="P4"/>
      <text:p text:style-name="P4">“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4">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4"/>
      <text:p text:style-name="P4">“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4"/>
      <text:p text:style-name="P4">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text:soft-page-break/>version of me or one of my colleagues. She frowned. But the detection systems abroad for that kind of 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4"/>
      <text:p text:style-name="P4"><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4">Who was this technician she'd followed here? </text:p>
      <text:p text:style-name="P4"><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4"/>
      <text:p text:style-name="P4">She clicked the buttons- and the thing came to life. On it's read out were a few video files. She played one. </text:p>
      <text:p text:style-name="P4"/>
      <text:p text:style-name="P4">It was somewhere in the tunnels. Vapors poured from a pipe and the clank and grind of the foot permiated the video- It was off angle so the viewer saw the man at an oblique in the frame. </text:p>
      <text:p text:style-name="P4">An old man- worn with age and silver bearded said three words- “Good Job Arthur.” That was it. The voice was so gravely as almost to be a growl.</text:p>
      <text:p text:style-name="P4"/>
      <text:p text:style-name="P4">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4"/>
      <text:p text:style-name="P4">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4"/>
      <text:p text:style-name="P4"><text:soft-page-break/>“What are interpersonal problems?” <text:line-break/>“Is your partner not sharing, contributing, <text:s/>using information for other than its intended purpose? Threatening to not keep it a secret?”</text:p>
      <text:p text:style-name="P4"/>
      <text:p text:style-name="P4">“He didn't find me when he was supposed to.” </text:p>
      <text:p text:style-name="P4"/>
      <text:p text:style-name="P4">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4"/>
      <text:p text:style-name="P4">“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4"/>
      <text:p text:style-name="P4">“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4"/>
      <text:p text:style-name="P4">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4"/>
      <text:p text:style-name="P4">She'd never sworn before- but she used one of the close words that she knew. “Fiddlesticks. That little <text:soft-page-break/>bugger!” She looked down at her watch. It had been sometime since she'd left her hab. Oh she was in 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4"/>
      <text:p text:style-name="P4">[NECKING CHICK] and her buck were kissing each other so deeply they didn't notice that Laura walked past the little space they were “hiding” in. She cleared her throat conspicuously. </text:p>
      <text:p text:style-name="P4"/>
      <text:p text:style-name="P4">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4"/>
      <text:p text:style-name="P4">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4">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4"/>
      <text:p text:style-name="P4">“You are the missing vixen? Trouble no? Your father he is the broad man with the beard and grey striped chest cover. He took a ribbon for you- ” <text:line-break/><text:line-break/>That described most of the men of the Ahamish but the ribbon was a sure thing. <text:line-break/><text:soft-page-break/>“Yes that is him.”<text:lin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4"/>
      <text:p text:style-name="P4">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4"/>
      <text:p text:style-name="P4">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4">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text:soft-page-break/>She'd never lied to her father before. But standing here on the dias- in front of everyone she knew- she 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4"/>
      <text:p text:style-name="P4">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4"/>
      <text:p text:style-name="P4">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text:line-break/><text:line-break/><text:line-break/><text:line-break/> </text:p>
      <text:p text:style-name="P4"/>
      <text:p text:style-name="P4"/>
      <text:p text:style-name="P4"/>
      <text:p text:style-name="P4"/>
      <text:p text:style-name="P4"><text:line-break/></text:p>
      <text:p text:style-name="P4"/>
      <text:p text:style-name="P4"/>
      <text:p text:style-name="P4"/>
      <text:p text:style-name="P4"/>
      <text:p text:style-name="P4"/>
      <text:p text:style-name="P4"/>
      <text:p text:style-name="P4"/>
      <text:p text:style-name="P4">STONE'S CHAPTER LEAVING THE THRUSH. </text:p>
      <text:p text:style-name="P4"/>
      <text:p text:style-name="P4">HE had defeated Pasne- Pan- Reich in single combat sixteen times now. It was not a challenge. The lepers were a horror in the night, but Stone soon grew accustomed to finding them by sound and letting <text:soft-page-break/>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4"><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4"/>
      <text:p text:style-name="P4">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4"/>
      <text:p text:style-name="P4">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ext:soft-page-break/>them but it was jaring to watch familiar faces be consumed by the slave trade. She blinked and they were gone. Others, strangers, came on. She hated not knowing where the ship was going, where people were leaving to and where she had yet to go. </text:p>
      <text:p text:style-name="P4"/>
      <text:p text:style-name="P4">There came a day when the toughest few were still in their cells. She'd watched each person take their psych tests and the last dregs in the hold had been the longest in the vice. </text:p>
      <text:p text:style-name="P4"/>
      <text:p text:style-name="P4">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4">Baba Yaga was beautiful. Baba Yaga was fiersome. Baba Yaga was also a slave. She answered to no one but the director- who's long oaken office doors never opened. The shareholders were satisfied and no one ever meddled with Baba Yaga's special domain. </text:p>
      <text:p text:style-name="P4"/>
      <text:p text:style-name="P4">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4"/>
      <text:p text:style-name="P4">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4"/>
      <text:p text:style-name="P4">"Thirty three million credits for those five" gestured the raider captain. Baba Yaga looked but did not speak. </text:p>
      <text:p text:style-name="P4"/>
      <text:p text:style-name="P4">"And that one there will cost you forty five million. And I would sooner fly her to the Dancing Stallion than take a single point less for her. She's something special." He had motioned to her! </text:p>
      <text:p text:style-name="P4"/>
      <text:p text:style-name="P4">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4"/>
      <text:p text:style-name="P4">The capitain held up a hand. <text:line-break/>No. No closer please. You may wile other witless ones out of their wares- but not me. His respirator hissed as he spoke. She inhailed slowly through her nose. </text:p>
      <text:p text:style-name="P4"/>
      <text:p text:style-name="P4">"You will let me see them, no?" Her voice like crashing thunder and tinkling glass, soprano and bass notes all at once. Power and pleasure and deva. <text:s/>The captain shook. Was she breaking him asked Marin to herself? <text:line-break/> </text:p>
      <text:p text:style-name="P4">He was still wearing his helmet, and so was the crew. He leaned his head forward in assent and the huge form walked slowly, sweaying delicoiusly as everyone watched. </text:p>
      <text:p text:style-name="P4"><text:soft-page-break/></text:p>
      <text:p text:style-name="P4">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4"/>
      <text:p text:style-name="P4">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4"/>
      <text:p text:style-name="P4">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4"/>
      <text:p text:style-name="P4">Captain warned off his men. There was no use. She'd already exposed him. </text:p>
      <text:p text:style-name="P4"/>
      <text:p text:style-name="P4">"I'll take this one as well " she intoned delightfully. And dropped the leathered raider to the ground, stunned. The captain shook his head but aquiested. Baba yaga walked toward Marin with a delebortate and intense stare. </text:p>
      <text:p text:style-name="P4"/>
      <text:p text:style-name="P4">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4"/>
      <text:p text:style-name="P4">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4"/>
      <text:p text:style-name="P4">She could feel her body react to the intensity of the flesh before her. Something steamed invisable from the skin and breath. Intoxicating and inviting it called to her to submit and open up. Marin was embarased to feel herself become arroused. </text:p>
      <text:p text:style-name="P4"/>
      <text:p text:style-name="P4">"what are you doing?" asked Marin, but only in her mind. She expected no reply, the Baba couldn't really be behind inside her mind could she? </text:p>
      <text:p text:style-name="P4"/>
      <text:p text:style-name="P4">A deep gasp, and then a drawn out <text:s/>"ohhhhhh. He was right. You are something, unique. Do you mind if I come in? "<text:line-break/><text:line-break/><text:soft-page-break/>"I'd rather you not" </text:p>
      <text:p text:style-name="P4"/>
      <text:p text:style-name="P4">Marins cheeks flushed. She tried to get her feelings undercontrol. She begain to whisper a hymn. <text:line-break/><text:line-break/>"But I insist. If we're to work together- then I have to know what you're capable of. And what you....like." </text:p>
      <text:p text:style-name="P4"/>
      <text:p text:style-name="P4">Marin knew instinctually that trust could not be given- only earned. She walled herself and then was no longer standing in the grey rough carved bay of the asteroid. </text:p>
      <text:p text:style-name="P4"/>
      <text:p text:style-name="P4">A green field with blue sky- like her home. Perfect agricultural land with dark black soil so rich each shovel full was a treasure. And wiggling her petite perfect toes into the sod stood baba yaga. </text:p>
      <text:p text:style-name="P4"/>
      <text:p text:style-name="P4">"This is lovely child. Take me inside- " and the woman gestured to a fine log cabin and fields behind. </text:p>
      <text:p text:style-name="P4"/>
      <text:p text:style-name="P4">"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4"/>
      <text:p text:style-name="P4">"Go back inside dear. Our guest is leaving. She's made a mistake in comming here. She's asking to come where she wasn't invited." </text:p>
      <text:p text:style-name="P4"/>
      <text:p text:style-name="P4">The Yaga's eyes illuminated brightly at the offense thrown her way. A cat's eyes lined with glowing pulse... playful and excited at the first indications of a game. </text:p>
      <text:p text:style-name="P4"/>
      <text:p text:style-name="P4">"Are ya sure honey? We've got plenty of dinner and a nice seat by the fire. Sure would be nice to jaw a bit." he siad. </text:p>
      <text:p text:style-name="P4"/>
      <text:p text:style-name="P4">"so wholesomely, entirely without guile. " intoned Baba Yaga in the deep notes of the organ of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4"/>
      <text:p text:style-name="P4">"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4"/>
      <text:p text:style-name="P4">She and Baba Yaga stood where they had always been. </text:p>
      <text:p text:style-name="P4"/>
      <text:p text:style-name="P4">"Oh you are a titan my dear. You and I will dance for sometime. And when I am finished with you- all the stars will dive from the heavens to be near you." </text:p>
      <text:p text:style-name="P4"/>
      <text:p text:style-name="P4">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ext:soft-page-break/>together and put them on her face. </text:p>
      <text:p text:style-name="P4"/>
      <text:p text:style-name="P4">"To the dealings captain"<text:line-break/><text:line-break/>"To the dealings" </text:p>
      <text:p text:style-name="P4"/>
      <text:p text:style-name="P4">With their attention elsewhere Marin could focus on herself. </text:p>
      <text:p text:style-name="P4"/>
      <text:p text:style-name="P4">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4"/>
      <text:p text:style-name="P4">She gasped. Her memories came to her.</text:p>
      <text:p text:style-name="P4"/>
      <text:p text:style-name="P4">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4"/>
      <text:p text:style-name="P4">"We have a deal then capitan." It was Baba Yaga. Marin looked at her, magnetic and powerful and in control of whatever happened to her.</text:p>
      <text:p text:style-name="P4"/>
      <text:p text:style-name="P4">"Won't you and your crew come inside? Have some refreshments, sample the pleasures?" </text:p>
      <text:p text:style-name="P4"/>
      <text:p text:style-name="P4">"I never mix business and pleasure Baba Yaga" he shook her hand and a huge sheaf of dutch crater notes exchanged hands. </text:p>
      <text:p text:style-name="P4"/>
      <text:p text:style-name="P4">With the handshake She drew him in close, and pressed a kiss onto the facemask of his helmet. </text:p>
      <text:p text:style-name="P4"/>
      <text:p text:style-name="P4">"Come. See. Me. Again" </text:p>
      <text:p text:style-name="P4"/>
      <text:p text:style-name="P4">His head shook and then handed Baba Yaga the controls to the electric collars that were around each of the slaves necks. </text:p>
      <text:p text:style-name="P4"/>
      <text:p text:style-name="P4">The raider ship was closing up. The lost raider didn't even blink, collar or not he strode behind Baba yaga. </text:p>
      <text:p text:style-name="P4"/>
      <text:p text:style-name="P4">Marin got in line behind him. She wanted desperatley to be back in the cabin, with her dreams. </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4"/>
      <text:p text:style-name="P4">Marin realised for the first time that she was hungry. The spicy aroma of a sharp sweet soup, coconut and capsin spice like the wind on hot desert sand. Her stomach gurgled. </text:p>
      <text:p text:style-name="P4"/>
      <text:p text:style-name="P4">"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4"/>
      <text:p text:style-name="P4">"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4"/>
      <text:p text:style-name="P4">"This is Kaow Chen" said Baba Yaga. Tell him your birthday and your favorite thing to eat so he can make it for you- and so no one's day is forgotten and we all get to eat cake more often!" </text:p>
      <text:p text:style-name="P4"/>
      <text:p text:style-name="P4">Kaow Chen smiled. His eyes black like a morners crushed velvet. </text:p>
      <text:p text:style-name="P4"/>
      <text:p text:style-name="P4">"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4"/>
      <text:p text:style-name="P4">They all took turns telling Kaow Chen their birthdays and favorite meals. He would intone their name birthday and meal, and bow. Sometimes he would ask clarifying questions about the meal- "Dry rub or <text:soft-page-break/>old world style?, Rare or Burned to a crisp? Blueberry or apple?" When everyone was introduced he bowed again to the group. </text:p>
      <text:p text:style-name="P4"/>
      <text:p text:style-name="P4">"Please everyone go now and put on your new uniforms. Madame, I will call you when dinner is served. Until then I am sure you have much to attend to"</text:p>
      <text:p text:style-name="P4"/>
      <text:p text:style-name="P4">Baba Yaga nodded and with that she was gone. </text:p>
      <text:p text:style-name="P4"/>
      <text:p text:style-name="P4">Kaow Chen watched her leave and sighed. His new lao bong accent made him almost chant the worlds he spoke in english. "a box is defined not by walls or floors but by the treasure it holds."</text:p>
      <text:p text:style-name="P4">He lingered for a moment then pointed them all down a set of narrow hallways at the other end of the galley. </text:p>
      <text:p text:style-name="P4"/>
      <text:p text:style-name="P4">"This way this way" spoke a little waitress in a pink traditonal servers top and black slacks and spats. Her hands were so delecate Marin though they must have never touched dirt in her lifetime. </text:p>
      <text:p text:style-name="P4"/>
      <text:p text:style-name="P4">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4"/>
      <text:p text:style-name="P4">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4"/>
      <text:p text:style-name="P4">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4"/>
      <text:p text:style-name="P4">"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4"/>
      <text:p text:style-name="P4">"look at the key card if you need directions" he wispered and then walked around her and off into the kitchen. She looked down at the key card which was nw a large highlighted forward arrow which <text:soft-page-break/>pointed to the door past the narrow kitchen counters where she had ate her first meal.</text:p>
      <text:p text:style-name="P4"/>
      <text:p text:style-name="P4">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4"/>
      <text:p text:style-name="P4">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4"/>
      <text:p text:style-name="P4">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4"/>
      <text:p text:style-name="P4">"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4">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4"/>
      <text:p text:style-name="P4">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4"/>
      <text:p text:style-name="P4">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4"/>
      <text:p text:style-name="P4"><text:soft-page-break/>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4"/>
      <text:p text:style-name="P4">(I HATE MODELS WAREWOLF DISCO CLUB) </text:p>
      <text:p text:style-name="P4"/>
      <text:p text:style-name="P4">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4"/>
      <text:p text:style-name="P4">"It's beautiful isn't it." Said a man next to her. She looked over stuned to see a man who wasn't in the prime of youth and beauty. He wore a crisp black suit and a devilish grin. </text:p>
      <text:p text:style-name="P4"/>
      <text:p text:style-name="P4">"It is- " She replied. "Sorry to disturb you" and turned to follow the arrow on her card. <text:line-break/><text:line-break/>"No don't go so quickly. It isn't every day I have someone so polite to bore wiht my architechture and history lessons."</text:p>
      <text:p text:style-name="P4"/>
      <text:p text:style-name="P4">Marin turned back to the man but stood a ways off. </text:p>
      <text:p text:style-name="P4"/>
      <text:p text:style-name="P4">"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4"/>
      <text:p text:style-name="P4">"You work here? </text:p>
      <text:p text:style-name="P4"/>
      <text:p text:style-name="P4">"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4"/>
      <text:p text:style-name="P4">"What are the all for?" </text:p>
      <text:p text:style-name="P4"/>
      <text:p text:style-name="P4">"This place is one of the best show's on earth when it lights up- you wait til tonight. All that equipment has to go somewhere. That and all the villas and appartments and private rooms and clubs- no one likes to leave the party. Some never do. " </text:p>
      <text:p text:style-name="P4"/>
      <text:p text:style-name="P4">marin looked down at her sushi delivery. The box was cold still, she suspected it was refrigerated. </text:p>
      <text:p text:style-name="P4"/>
      <text:p text:style-name="P4">"How do we get out of here?" Asked Marin</text:p>
      <text:p text:style-name="P4"/>
      <text:p text:style-name="P4">"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4"><text:soft-page-break/></text:p>
      <text:p text:style-name="P4">She took one last look at the huge expanse of stars beyond the trees and thought (NAME OF hyper intelegent KID) showing her the stars back in the pig feeding room. It could not have seemed more far away. </text:p>
      <text:p text:style-name="P4"/>
      <text:p text:style-name="P4">She wandered further up the stairs and was now at an enourmous pent house. The arrows pointed in and she went to the door. <text:line-break/></text:p>
      <text:p text:style-name="P4">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4"/>
      <text:p text:style-name="P4">"What do you think of the possiblities my dear?" Said Baba Yaga from an enourmous desk of obsidian stone. Black as the hair on her head and etched with faint red engravings. </text:p>
      <text:p text:style-name="P4"/>
      <text:p text:style-name="P4">"This place offends god. But god left me to die on the agricultural slug. God answered none of my prayers." Marin was suprised at her openness she realized who she was talking to. She opted to move to the attack. </text:p>
      <text:p text:style-name="P4"/>
      <text:p text:style-name="P4">"What are you" asked Marin </text:p>
      <text:p text:style-name="P4"/>
      <text:p text:style-name="P4">"I am the Baba Yaga. I've been here since the tree was young. I have been tending it, watching it grow. Letting many like yourself flourish under its shade." </text:p>
      <text:p text:style-name="P4"/>
      <text:p text:style-name="P4">"What do you want from me? Why am I here?" </text:p>
      <text:p text:style-name="P4"/>
      <text:p text:style-name="P4"><text:s/>"What do you have to give?" Baba yaga smiled. </text:p>
      <text:p text:style-name="P4"><text:line-break/>Marin did not smile back, and felt the question rattle inside her. It was not a kind statement to make. She sensed that if she wasn't careful Baba Yaga would take everything she had. </text:p>
      <text:p text:style-name="P4"/>
      <text:p text:style-name="P4">"The answer is simple. You are a slave. This was not your reality days, months, weeks ago. I do not know your history. But I do know your future. Please sit. "</text:p>
      <text:p text:style-name="P4"/>
      <text:p text:style-name="P4">She gestured to a corner of the desk near to her. Marin approached. </text:p>
      <text:p text:style-name="P4"><text:line-break/>"May I have that" Marin handed the serving platter to the titan of a woman. She handed back the piece of chocolate cake. </text:p>
      <text:p text:style-name="P4"><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4"/>
      <text:p text:style-name="P4">"Please sit on that corner of the desk and relax. Eat your cake." Marin did so.</text:p>
      <text:p text:style-name="P4"/>
      <text:p text:style-name="P4">"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text:soft-page-break/>chains. Free in knowlege and experince at least. Morality has no place here. We deal in only the facts of what feels good, what causes suffering, and what makes money."</text:p>
      <text:p text:style-name="P4"/>
      <text:p text:style-name="P4">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4"/>
      <text:p text:style-name="P4">"Servatude and corruption." Marin said</text:p>
      <text:p text:style-name="P4"/>
      <text:p text:style-name="P4">"Oppourtinty and power." said Baba Yaga. "You know nothing of the possiblities here."</text:p>
      <text:p text:style-name="P4"/>
      <text:p text:style-name="P4">"Perhaps, you need a new set of eyes." And with that the Yaga's eyes changed from the deep and royal purple to crimson red and then to green. She poured purfume from her breath. Marin felt herself instantly drawn, warmed, and excited by the scent in the air. </text:p>
      <text:p text:style-name="P4"/>
      <text:p text:style-name="P4">"I cannot make you come. You can only come willingly. To break you would ruin the spark of creativity and intelegence that will be your bastion of hope. Hope is life. Without it you willnot endure." </text:p>
      <text:p text:style-name="P4"/>
      <text:p text:style-name="P4">"come where" <text:line-break/><text:line-break/>"To see the possiblities." </text:p>
      <text:p text:style-name="P4"/>
      <text:p text:style-name="P4">"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4"/>
      <text:p text:style-name="P4">Marin took the first bite of cake. Baba Yaga smiled. "That's it, enjoy."</text:p>
      <text:p text:style-name="P4"/>
      <text:p text:style-name="P4">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4"/>
      <text:p text:style-name="P4">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4"/>
      <text:p text:style-name="P4">Marin looked over the dome- it was gorgous. Everything seemed accentuated, even the sensation of light entering her eyes was pleasureable. </text:p>
      <text:p text:style-name="P4"/>
      <text:p text:style-name="P4">"How do you feel?" </text:p>
      <text:p text:style-name="P4"/>
      <text:p text:style-name="P4"><text:soft-page-break/>"in danger" </text:p>
      <text:p text:style-name="P4"/>
      <text:p text:style-name="P4">"impressive. Not even I knew that." </text:p>
      <text:p text:style-name="P4"/>
      <text:p text:style-name="P4">The moments crept on like months. Marin swallowed, even the sensations of saliva dripping down her tongue and through her throat were enticing. </text:p>
      <text:p text:style-name="P4"/>
      <text:p text:style-name="P4">"Well this is certainly a new record. You are something s p e c i a l. Said the Yaga and she moved closer to Marin. </text:p>
      <text:p text:style-name="P4"/>
      <text:p text:style-name="P4">"No please" said Marin with effort. "No closer"</text:p>
      <text:p text:style-name="P4"/>
      <text:p text:style-name="P4">The yaga halted. "You are sure?" </text:p>
      <text:p text:style-name="P4"/>
      <text:p text:style-name="P4">"You said I cannot make me come. I have to come willingly. And I do not want to go." <text:line-break/><text:line-break/>"Amazing." </text:p>
      <text:p text:style-name="P4"/>
      <text:p text:style-name="P4">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4"/>
      <text:p text:style-name="P4">Baba Yaga drew a vial from a chain at her breast- </text:p>
      <text:p text:style-name="P4"/>
      <text:p text:style-name="P4">"Drink this-"</text:p>
      <text:p text:style-name="P4"/>
      <text:p text:style-name="P4">What is it? Marin made a rocking motion as she spoke, instictive and fetal. </text:p>
      <text:p text:style-name="P4"/>
      <text:p text:style-name="P4">An antidote of sorts but I cannot say I envy you the next 24 hours. </text:p>
      <text:p text:style-name="P4"/>
      <text:p text:style-name="P4">"how do I know you aren't lying to me again?"</text:p>
      <text:p text:style-name="P4"/>
      <text:p text:style-name="P4">" I have not yet begun to lie child. You see only what your conventions allow you. I would show you everything, but you resist. Behave and the keys to this gilded cage can be yours"</text:p>
      <text:p text:style-name="P4"/>
      <text:p text:style-name="P4">"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4"/>
      <text:p text:style-name="P4">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4"><text:soft-page-break/></text:p>
      <text:p text:style-name="P4">"It isn't pleasant is it?" baba yaga stepped away from Marin. Baba Yaga over looked the wide expanse of the treetop. </text:p>
      <text:p text:style-name="P4"/>
      <text:p text:style-name="P4">"Leave now. Go learn your lessons the hard way. When you are tired of pain, return to me and learn of pleasure." </text:p>
      <text:p text:style-name="P4"/>
      <text:p text:style-name="P4">What has to happen? <text:line-break/>Baba yaga has to lie- to manipulate to break Marin. </text:p>
      <text:p text:style-name="P4">How does she do that? </text:p>
      <text:p text:style-name="P4">Sultry embrace- </text:p>
      <text:p text:style-name="P4">This feels so harsh. Well try try again</text:p>
      <text:p text:style-name="P4">There is no god. <text:line-break/></text:p>
      <text:p text:style-name="P4">Marin is against it. Lure her in with The man Give her what she wants. </text:p>
      <text:p text:style-name="P4"/>
      <text:p text:style-name="P4">Hooked on the drug. </text:p>
      <text:p text:style-name="P4">Hypnotized </text:p>
      <text:p text:style-name="P4">Accustomed</text:p>
      <text:p text:style-name="P4">Wedding- </text:p>
      <text:p text:style-name="P4">shame broken by the drug</text:p>
      <text:p text:style-name="P4">so heavy handed- do we have to have god in this? Yeah I think so given the current situation and your whole world with it. <text:line-break/></text:p>
      <text:p text:style-name="P4">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4"/>
      <text:p text:style-name="P4">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4"/>
      <text:p text:style-name="P4">"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4"/>
      <text:p text:style-name="P4">Time was vauge now. Had it been minutes or days? She lay in a shaking mass- sweat and fever and aching hell. </text:p>
      <text:p text:style-name="P4"/>
      <text:p text:style-name="P4">Passed from light to dark and waking to nightmare marin came to the sea of grass again. A presence was in the room wiht her. A man. Her man. </text:p>
      <text:p text:style-name="P4"/>
      <text:p text:style-name="P4">"Derek(Fuck is this dudes name?) " said softly sickly</text:p>
      <text:p text:style-name="P4"><text:soft-page-break/></text:p>
      <text:p text:style-name="P4">"Marin, come with me."<text:line-break/><text:line-break/>He leaned and she could feel his chest against her side and his strong arms under her back and neck. </text:p>
      <text:p text:style-name="P4">She seemed to float and for a moment in his warm embrace the fever lessened. </text:p>
      <text:p text:style-name="P4"/>
      <text:p text:style-name="P4">"I thought you were Dead or left with the first raiders?" </text:p>
      <text:p text:style-name="P4"/>
      <text:p text:style-name="P4">"Well I'm here with you now."</text:p>
      <text:p text:style-name="P4"/>
      <text:p text:style-name="P4">"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4"/>
      <text:p text:style-name="P4">He lavered cold water from a basin over a wash clothe and towled her head. </text:p>
      <text:p text:style-name="P4"/>
      <text:p text:style-name="P4">"you're so hot- close your eyes now and try to sleep." <text:line-break/><text:line-break/>She faded into nightmares and noiseless screams. </text:p>
      <text:p text:style-name="P4"/>
      <text:p text:style-name="P4">His boots woke her. The sound grated on her brain. A whimper from her lips. </text:p>
      <text:p text:style-name="P4"/>
      <text:p text:style-name="P4">"Stop moving"<text:line-break/><text:line-break/>"I cannot lie still my skin is fire."<text:line-break/><text:line-break/>She writhed and held the bedsheets like drowning man holds a rope. There was nothing there to save her. </text:p>
      <text:p text:style-name="P4"/>
      <text:p text:style-name="P4"><text:s/>He held her but his touch was like flaying knives</text:p>
      <text:p text:style-name="P4"/>
      <text:p text:style-name="P4">"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4"/>
      <text:p text:style-name="P4">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4">When he came back she recognized the old town doctor. He'd helped her mother with every child she'd ever had, and every sickness. She could taste the purple medicine he gave her when she'd had ruhmatic fever. </text:p>
      <text:p text:style-name="P4"/>
      <text:p text:style-name="P4">Doctor bag on the table beside her </text:p>
      <text:p text:style-name="P4"><text:soft-page-break/></text:p>
      <text:p text:style-name="P4">"Not feeling to well are we? Let me look at you girl-" most of the doctors movements were slow. Tandem movement animated each of his hands and he smelled of old leather. She obeyed woodenly to his questions. </text:p>
      <text:p text:style-name="P4"/>
      <text:p text:style-name="P4">Open your eyes he peered lighting into her open eyesockets. </text:p>
      <text:p text:style-name="P4"/>
      <text:p text:style-name="P4">"Just as I suspected." A backward glance at Derek. A knowing look between them. She felt like a child that was being talked about</text:p>
      <text:p text:style-name="P4"/>
      <text:p text:style-name="P4">"I'm here you can talk to me."</text:p>
      <text:p text:style-name="P4"/>
      <text:p text:style-name="P4">"I know I can. The fever is just badly set in you. Water enough in your organs to keep you alive for two days. Problem is, and he shifted on the bed, you'll be cooked by the third day when the fever breaks. </text:p>
      <text:p text:style-name="P4"/>
      <text:p text:style-name="P4">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4"/>
      <text:p text:style-name="P4">"I'll leave it here and you and your husband can discuss it." <text:line-break/><text:line-break/>Remember the lord himself broke fevers. <text:line-break/><text:line-break/>Matthew 8:14 | View whole chapter | See verse in context</text:p>
      <text:p text:style-name="P4">And when Jesus was come into Peter's house, he saw his wife's mother laid, and sick of a fever.</text:p>
      <text:p text:style-name="P4">Matthew 8:15 | View whole chapter | See verse in context</text:p>
      <text:p text:style-name="P4">And he touched her hand, and the fever left her: and she arose, and ministered unto them. </text:p>
      <text:p text:style-name="P4"/>
      <text:p text:style-name="P4">He pulled the nez pierce from his nose and his eyes seemed smaller in their sockets. </text:p>
      <text:p text:style-name="P4">"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4"/>
      <text:p text:style-name="P4">Faintly breathing she woke again. She felt stinking but noticed her body was shivering sweat but did not smell. Blindly fevered she called for Derek. </text:p>
      <text:p text:style-name="P4"/>
      <text:p text:style-name="P4">Derek!</text:p>
      <text:p text:style-name="P4"/>
      <text:p text:style-name="P4">"I'm here, I've been here." The reasuring squeeze of his hand brought her back from the land of her nightmares where evil things stood sentenal over her. <text:line-break/><text:line-break/>"You should take your medicine." </text:p>
      <text:p text:style-name="P4"><text:soft-page-break/></text:p>
      <text:p text:style-name="P4">"Oh I am scared Derek I don't feel that medicine is good." </text:p>
      <text:p text:style-name="P4"/>
      <text:p text:style-name="P4">"Of course it''s good it came off the trader ship last month." He held her hand the tighter and smiled his reasuring smile. "It will get you right. Just a spoon full." </text:p>
      <text:p text:style-name="P4"/>
      <text:p text:style-name="P4">"No I'll wait can I have some water?" <text:line-break/><text:line-break/>Of course </text:p>
      <text:p text:style-name="P4"/>
      <text:p text:style-name="P4">Against the edge of the bed she drew herself up. Her arms were weak and he helped her drink. </text:p>
      <text:p text:style-name="P4">The water made little tracks down her chin. Her fasting had weakened her. <text:line-break/><text:line-break/>The sun was up and the wind played on the green fields outside. Outstretched her arms felt like tools not her own. </text:p>
      <text:p text:style-name="P4"/>
      <text:p text:style-name="P4">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4"/>
      <text:p text:style-name="P4">She rose on one elbow and felt her spine grind with every breath. All memory of what and how she came to be here was gone. There was only the pain. Pain and the promise of release. </text:p>
      <text:p text:style-name="P4"/>
      <text:p text:style-name="P4">"I will take it then" </text:p>
      <text:p text:style-name="P4"/>
      <text:p text:style-name="P4">He halted for a moment and exhaled. The medicine bottle was on the stand in the room near the bed. <text:s/>Derek uncorked the bottle and held a spoon below its mouth. The syrupy concoction poured like oil. </text:p>
      <text:p text:style-name="P4"/>
      <text:p text:style-name="P4">Again up in bed, with effort and then the spoon in her mouth. She swallowed and again felt the intensity of the possiblities of her body. </text:p>
      <text:p text:style-name="P4"/>
      <text:p text:style-name="P4">Poor Marin. Unaware at how deep the deceptions were possible at Baba Yaga's Treetop. A false dream so perfect convinced it was real. She believed. And who could fault her- the visions are so perfect. </text:p>
      <text:p text:style-name="P4"/>
      <text:p text:style-name="P4">When she had swallowed the sensations that had clung to her begain to fall away. </text:p>
      <text:p text:style-name="P4"/>
      <text:p text:style-name="P4">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4"/>
      <text:p text:style-name="P4">Derek held her closely and she could feel the thumping of his heart. It drew her closer with a rythmic pull. She wanted to drink its vitality. She looked into his eyes, into the eyes of her husband. </text:p>
      <text:p text:style-name="P4"/>
      <text:p text:style-name="P4">The weather outside had turned from sunshine to quick summer rain. Thunder clouds boiled in the <text:soft-page-break/>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4"/>
      <text:p text:style-name="P4">"Derek." </text:p>
      <text:p text:style-name="P4"/>
      <text:p text:style-name="P4">"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4"/>
      <text:p text:style-name="P4">The room was lit by lamplight and from its flickerings derek saw Marin unrobe her beautiful body. IT was tan and youthful and her woman hood glistened in the light She was throbbing for him.</text:p>
      <text:p text:style-name="P4"/>
      <text:p text:style-name="P4">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4"/>
      <text:p text:style-name="P4">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4"/>
      <text:p text:style-name="P4">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4"><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4">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4"/>
      <text:p text:style-name="P4"><text:soft-page-break/>And then it was over. </text:p>
      <text:p text:style-name="P4"/>
      <text:p text:style-name="P4">"Husband." She said</text:p>
      <text:p text:style-name="P4"/>
      <text:p text:style-name="P4">"Yes wife" </text:p>
      <text:p text:style-name="P4"/>
      <text:p text:style-name="P4">"That was amazing." She begain to weep softly. </text:p>
      <text:p text:style-name="P4"/>
      <text:p text:style-name="P4">"It was." He held her closely. "It was all the things I feel for you all bottled up into one moment." </text:p>
      <text:p text:style-name="P4"/>
      <text:p text:style-name="P4">"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4"/>
      <text:p text:style-name="P4">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4"/>
      <text:p text:style-name="P4">Derek</text:p>
      <text:p text:style-name="P4"/>
      <text:p text:style-name="P4">It all came crashing back to her. Baba Yaga. The ship the thrush. Slavery. The medicine. </text:p>
      <text:p text:style-name="P4"/>
      <text:p text:style-name="P4">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4"/>
      <text:p text:style-name="P4">Her eyes looked along the walls, there were walls. She seen them all along but just now noticed the edges of the lie that was this cabin. There it was. A door, so obvious now. This place wasn't her home. </text:p>
      <text:p text:style-name="P4"/>
      <text:p text:style-name="P4">She marched through the door and found the keycard and her discarded serving clothes in the airlock. When had she taken these off? <text:line-break/><text:soft-page-break/><text:line-break/>The other side of the door opened up to a hallway, mid cressent and the ever present thumping music of Baba Yaga's Treetop Gentelman's club. </text:p>
      <text:p text:style-name="P4"/>
      <text:p text:style-name="P4">She could still feel the taste of her lover and the magic they'd spent together. <text:line-break/>"That was a lie? How'd she?"</text:p>
      <text:p text:style-name="P4"/>
      <text:p text:style-name="P4">She thought </text:p>
      <text:p text:style-name="P4"/>
      <text:p text:style-name="P4">"Fuck that bitch. That liar. That theif." Marin stormed up the stairs </text:p>
      <text:p text:style-name="P4"/>
      <text:p text:style-name="P4"><text:line-break/><text:line-break/><text:line-break/></text:p>
      <text:p text:style-name="P4"><text:line-break/><text:line-break/> <text:line-break/><text:line-break/></text:p>
      <text:p text:style-name="P4"/>
      <text:p text:style-name="P4">I know i've done terrible things. But I cannot remember them. And I am becoming lulled into a false sense of security that I am a good man, which I know I am not. I am a good man, just untethered from my values? </text:p>
      <text:p text:style-name="P4"/>
      <text:p text:style-name="P4"><text:line-break/><text:line-break/></text:p>
      <text:p text:style-name="P4"/>
      <text:p text:style-name="P4"/>
      <text:p text:style-name="P4"/>
      <text:p text:style-name="P4"/>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text:soft-page-break/>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text:soft-page-break/>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text:soft-pag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text:soft-page-break/>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text:soft-page-break/>“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soft-pag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ext:soft-pag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text:soft-page-break/>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text:soft-page-break/>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soft-pag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text:soft-page-break/>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text:soft-page-break/></text:p>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1">th</text:span> year of Dagnadin's life the Resistance made inroads into the workforce of {INSERT PLANET NAME HERE} passing pamplets and secret meetings. Rousing all brands of men against their entrepreneur. By the 412<text:span text:style-name="T11">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2">A hand was extended through the veil and the sheet of liquid parted. The liquid left no stain, nor did it </text:span><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7"><text:soft-page-break/>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hey stopped speaking and watched. <text:s/></text:p>
      <text:p text:style-name="P7"><text:soft-page-break/></text:p>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line-break/><text:soft-pag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
      <text:p text:style-name="P7"><text:soft-page-break/></text:p>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text:soft-page-break/>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8-22T17:12:55.57</dc:date>
    <dc:creator>Blake Stanger</dc:creator>
    <meta:editing-duration>P29DT11H42M34S</meta:editing-duration>
    <meta:editing-cycles>417</meta:editing-cycles>
    <meta:generator>OpenOffice/4.1.11$Win32 OpenOffice.org_project/4111m1$Build-9808</meta:generator>
    <meta:document-statistic meta:table-count="0" meta:image-count="2" meta:object-count="0" meta:page-count="191" meta:paragraph-count="1883" meta:word-count="85893" meta:character-count="471581"/>
  </office:meta>
</office:document-meta>
</file>